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0371" officeooo:paragraph-rsid="00170371"/>
    </style:style>
    <style:style style:name="P2" style:family="paragraph" style:parent-style-name="Standard">
      <style:text-properties style:font-name="Liberation Sans" fo:font-weight="bold" officeooo:rsid="00170371" officeooo:paragraph-rsid="00170371" style:font-weight-asian="bold" style:font-weight-complex="bold"/>
    </style:style>
    <style:style style:name="P3" style:family="paragraph" style:parent-style-name="Standard">
      <style:text-properties officeooo:rsid="001781af" officeooo:paragraph-rsid="001781af"/>
    </style:style>
    <style:style style:name="P4" style:family="paragraph" style:parent-style-name="Standard">
      <style:text-properties officeooo:rsid="001781af" officeooo:paragraph-rsid="003a712a"/>
    </style:style>
    <style:style style:name="P5" style:family="paragraph" style:parent-style-name="Standard">
      <style:text-properties fo:color="#800000" style:font-name="Liberation Sans" fo:font-weight="bold" officeooo:rsid="001781af" officeooo:paragraph-rsid="001781af" style:font-weight-asian="bold" style:font-weight-complex="bold"/>
    </style:style>
    <style:style style:name="P6" style:family="paragraph" style:parent-style-name="Standard">
      <style:text-properties officeooo:rsid="0019299a" officeooo:paragraph-rsid="001781af"/>
    </style:style>
    <style:style style:name="P7" style:family="paragraph" style:parent-style-name="Standard">
      <style:text-properties officeooo:rsid="0019299a" officeooo:paragraph-rsid="0019299a"/>
    </style:style>
    <style:style style:name="P8" style:family="paragraph" style:parent-style-name="Standard">
      <style:text-properties officeooo:rsid="0019299a" officeooo:paragraph-rsid="003a712a"/>
    </style:style>
    <style:style style:name="P9" style:family="paragraph" style:parent-style-name="Standard">
      <style:text-properties officeooo:paragraph-rsid="003a712a"/>
    </style:style>
    <style:style style:name="P10" style:family="paragraph" style:parent-style-name="Standard">
      <style:text-properties officeooo:rsid="001c37f9" officeooo:paragraph-rsid="001c37f9"/>
    </style:style>
    <style:style style:name="P11" style:family="paragraph" style:parent-style-name="Standard">
      <style:text-properties officeooo:rsid="001c37f9" officeooo:paragraph-rsid="003a712a"/>
    </style:style>
    <style:style style:name="P12" style:family="paragraph" style:parent-style-name="Standard">
      <style:text-properties officeooo:rsid="001e9b97" officeooo:paragraph-rsid="001e9b97"/>
    </style:style>
    <style:style style:name="P13" style:family="paragraph" style:parent-style-name="Standard">
      <style:text-properties officeooo:rsid="001e9b97" officeooo:paragraph-rsid="003a712a"/>
    </style:style>
    <style:style style:name="P14" style:family="paragraph" style:parent-style-name="Standard">
      <style:text-properties officeooo:rsid="001e9b97" officeooo:paragraph-rsid="0041166a"/>
    </style:style>
    <style:style style:name="P15" style:family="paragraph" style:parent-style-name="Standard">
      <style:text-properties officeooo:rsid="001ed010" officeooo:paragraph-rsid="001ed010" fo:background-color="transparent"/>
    </style:style>
    <style:style style:name="P16" style:family="paragraph" style:parent-style-name="Standard">
      <style:text-properties officeooo:rsid="0020af56" officeooo:paragraph-rsid="0020af56" fo:background-color="transparent"/>
    </style:style>
    <style:style style:name="P17" style:family="paragraph" style:parent-style-name="Standard">
      <style:text-properties officeooo:rsid="0020af56" officeooo:paragraph-rsid="009e6d74" fo:background-color="transparent"/>
    </style:style>
    <style:style style:name="P18" style:family="paragraph" style:parent-style-name="Standard">
      <style:text-properties style:use-window-font-color="true" style:font-name="Liberation Serif" fo:font-weight="normal" officeooo:rsid="0036e2c4" officeooo:paragraph-rsid="003faa70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style:font-name="Liberation Serif" fo:font-weight="normal" officeooo:rsid="003e8c2a" officeooo:paragraph-rsid="003e8c2a" fo:background-color="#ffffcc" style:font-weight-asian="normal" style:font-weight-complex="normal"/>
    </style:style>
    <style:style style:name="P20" style:family="paragraph" style:parent-style-name="Standard">
      <style:text-properties style:use-window-font-color="true" style:font-name="Liberation Serif" fo:font-weight="normal" officeooo:rsid="003e8c2a" officeooo:paragraph-rsid="0041166a" fo:background-color="#ffffcc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6252in"/>
        </style:tab-stops>
      </style:paragraph-properties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6ecd92" fo:background-color="#ffffcc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1ed010" officeooo:paragraph-rsid="008960c2" fo:background-color="#ffffcc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296056" officeooo:paragraph-rsid="0036e2c4" fo:background-color="transparent" style:font-weight-asian="normal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36e2c4" officeooo:paragraph-rsid="005ccb84" fo:background-color="transparent" style:font-weight-asian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36e2c4" officeooo:paragraph-rsid="00a7da10" fo:background-color="transparent" style:font-weight-asian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4b83b2" officeooo:paragraph-rsid="004b83b2" fo:background-color="transparent" style:font-weight-asian="normal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4cafdf" officeooo:paragraph-rsid="004cafdf" fo:background-color="transparent" style:font-weight-asian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a7da10" officeooo:paragraph-rsid="00a7da10" fo:background-color="transparent" style:font-weight-asian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aa3176" officeooo:paragraph-rsid="00aa3176" fo:background-color="transparent" style:font-weight-asian="normal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af408b" officeooo:paragraph-rsid="00af408b" fo:background-color="transparent" style:font-weight-asian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b2d263" officeooo:paragraph-rsid="00b2d263" fo:background-color="transparent" style:font-weight-asian="normal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b84bdc" officeooo:paragraph-rsid="00b84bdc" fo:background-color="transparent" style:font-weight-asian="normal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bd37b2" officeooo:paragraph-rsid="00bd37b2" fo:background-color="transparent" style:font-weight-asian="normal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bd77d3" officeooo:paragraph-rsid="00bd77d3" fo:background-color="transparent" style:font-weight-asian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paragraph-rsid="00764491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1e9b97" officeooo:paragraph-rsid="008960c2" fo:background-color="transparen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e9b97" officeooo:paragraph-rsid="006ecd92" fo:background-color="transparent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1781af" officeooo:paragraph-rsid="0036e2c4" fo:background-color="transparent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cdbd9c" officeooo:paragraph-rsid="00cdbd9c" fo:background-color="transparen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61b391" officeooo:paragraph-rsid="009e6d74" fo:background-color="#ffffcc" style:font-size-asian="10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800000" style:font-name="Liberation Sans" fo:font-weight="bold" officeooo:rsid="0036e2c4" officeooo:paragraph-rsid="0041166a" fo:background-color="transparent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 fo:break-before="page"/>
      <style:text-properties fo:color="#800000" style:font-name="Liberation Sans" fo:font-weight="bold" officeooo:rsid="0036e2c4" officeooo:paragraph-rsid="0036e2c4" fo:background-color="transparent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 fo:break-before="page"/>
      <style:text-properties officeooo:rsid="001781af" officeooo:paragraph-rsid="0036e2c4" fo:background-color="transparent"/>
    </style:style>
    <style:style style:name="P46" style:family="paragraph" style:parent-style-name="Standard">
      <style:paragraph-properties fo:margin-left="0in" fo:margin-right="0in" fo:text-indent="0in" style:auto-text-indent="false" fo:background-color="transparent">
        <style:background-image/>
      </style:paragraph-properties>
      <style:text-properties officeooo:rsid="001781af" officeooo:paragraph-rsid="001781af" fo:background-color="#ffffcc"/>
    </style:style>
    <style:style style:name="P47" style:family="paragraph" style:parent-style-name="Standard">
      <style:paragraph-properties fo:margin-left="0in" fo:margin-right="0in" fo:text-indent="0in" style:auto-text-indent="false" fo:background-color="#ffffcc">
        <style:background-image/>
      </style:paragraph-properties>
      <style:text-properties style:use-window-font-color="true" style:font-name="Liberation Serif" fo:font-weight="normal" officeooo:rsid="00aa3176" officeooo:paragraph-rsid="00aa3176" fo:background-color="transparent" style:font-weight-asian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 fo:background-color="#ffffcc">
        <style:background-image/>
      </style:paragraph-properties>
      <style:text-properties style:use-window-font-color="true" style:font-name="Liberation Serif" fo:font-weight="normal" officeooo:rsid="00a7da10" officeooo:paragraph-rsid="00a7da10" fo:background-color="transparent" style:font-weight-asian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officeooo:paragraph-rsid="00af408b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officeooo:paragraph-rsid="00b125a6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officeooo:paragraph-rsid="00b27250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officeooo:paragraph-rsid="00cdbd9c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style:font-name="Monospace" fo:font-size="10pt" style:font-size-asian="10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style:font-name="Monospace" fo:font-size="10pt" fo:background-color="transparent" style:font-size-asian="10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fo:background-color="transparen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officeooo:paragraph-rsid="00b84bdc" fo:background-color="transparent"/>
    </style:style>
    <style:style style:name="P58" style:family="paragraph" style:parent-style-name="Standard" style:master-page-name="">
      <style:paragraph-properties fo:margin-left="0in" fo:margin-right="0in" fo:text-indent="0in" style:auto-text-indent="false" style:page-number="auto" fo:background-color="#ffffcc">
        <style:background-image/>
      </style:paragraph-properties>
      <style:text-properties officeooo:rsid="00c64ee0" officeooo:paragraph-rsid="00c64ee0" fo:background-color="transparent"/>
    </style:style>
    <style:style style:name="P59" style:family="paragraph" style:parent-style-name="Standard">
      <style:paragraph-properties fo:margin-left="0.5in" fo:margin-right="0in" fo:text-indent="0in" style:auto-text-indent="false"/>
      <style:text-properties officeooo:paragraph-rsid="001781af"/>
    </style:style>
    <style:style style:name="P60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61" style:family="paragraph" style:parent-style-name="Standard">
      <style:paragraph-properties fo:margin-left="0.5in" fo:margin-right="0in" fo:text-indent="0in" style:auto-text-indent="false"/>
      <style:text-properties officeooo:rsid="001c37f9" officeooo:paragraph-rsid="001c37f9" fo:background-color="#ffffcc"/>
    </style:style>
    <style:style style:name="P62" style:family="paragraph" style:parent-style-name="Standard">
      <style:paragraph-properties fo:margin-left="0.5in" fo:margin-right="0in" fo:text-indent="0in" style:auto-text-indent="false"/>
      <style:text-properties officeooo:rsid="001e9b97" officeooo:paragraph-rsid="001e9b97" fo:background-color="#ffffcc"/>
    </style:style>
    <style:style style:name="P63" style:family="paragraph" style:parent-style-name="Standard">
      <style:paragraph-properties fo:margin-left="0.5in" fo:margin-right="0in" fo:text-indent="0in" style:auto-text-indent="false"/>
      <style:text-properties officeooo:rsid="001e9b97" officeooo:paragraph-rsid="002e69f5" fo:background-color="#ffffcc"/>
    </style:style>
    <style:style style:name="P6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background-color="#ffffcc"/>
    </style:style>
    <style:style style:name="P6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9e6d74" fo:background-color="#ffffcc"/>
    </style:style>
    <style:style style:name="P66" style:family="paragraph" style:parent-style-name="Standard">
      <style:paragraph-properties fo:margin-left="0.5in" fo:margin-right="0in" fo:text-indent="0in" style:auto-text-indent="false"/>
      <style:text-properties officeooo:rsid="001ed010" officeooo:paragraph-rsid="001ed010" fo:background-color="#ffffcc"/>
    </style:style>
    <style:style style:name="P67" style:family="paragraph" style:parent-style-name="Standard">
      <style:paragraph-properties fo:margin-left="0.5in" fo:margin-right="0in" fo:text-indent="0in" style:auto-text-indent="false"/>
      <style:text-properties officeooo:rsid="001ed010" officeooo:paragraph-rsid="002e69f5" fo:background-color="#ffffcc"/>
    </style:style>
    <style:style style:name="P68" style:family="paragraph" style:parent-style-name="Standard">
      <style:paragraph-properties fo:margin-left="0.5in" fo:margin-right="0in" fo:text-indent="0in" style:auto-text-indent="false"/>
      <style:text-properties officeooo:rsid="002338c1" officeooo:paragraph-rsid="002338c1" fo:background-color="#ffffcc"/>
    </style:style>
    <style:style style:name="P69" style:family="paragraph" style:parent-style-name="Standard">
      <style:paragraph-properties fo:margin-left="0.5in" fo:margin-right="0in" fo:text-indent="0in" style:auto-text-indent="false"/>
      <style:text-properties officeooo:rsid="002338c1" officeooo:paragraph-rsid="006b7328" fo:background-color="#ffffcc"/>
    </style:style>
    <style:style style:name="P70" style:family="paragraph" style:parent-style-name="Standard">
      <style:paragraph-properties fo:margin-left="0.5in" fo:margin-right="0in" fo:text-indent="0in" style:auto-text-indent="false"/>
      <style:text-properties officeooo:rsid="00277e8e" officeooo:paragraph-rsid="00277e8e" fo:background-color="#ffffcc"/>
    </style:style>
    <style:style style:name="P71" style:family="paragraph" style:parent-style-name="Standard">
      <style:paragraph-properties fo:margin-left="0.5in" fo:margin-right="0in" fo:text-indent="0in" style:auto-text-indent="false"/>
      <style:text-properties officeooo:rsid="00277e8e" officeooo:paragraph-rsid="00296056" fo:background-color="#ffffcc"/>
    </style:style>
    <style:style style:name="P72" style:family="paragraph" style:parent-style-name="Standard">
      <style:paragraph-properties fo:margin-left="0.5in" fo:margin-right="0in" fo:text-indent="0in" style:auto-text-indent="false"/>
      <style:text-properties officeooo:paragraph-rsid="003a712a" fo:background-color="#ffffcc"/>
    </style:style>
    <style:style style:name="P73" style:family="paragraph" style:parent-style-name="Standard">
      <style:paragraph-properties fo:margin-left="0.5in" fo:margin-right="0in" fo:text-indent="0in" style:auto-text-indent="false"/>
      <style:text-properties officeooo:paragraph-rsid="0041166a" fo:background-color="#ffffcc"/>
    </style:style>
    <style:style style:name="P74" style:family="paragraph" style:parent-style-name="Standard">
      <style:paragraph-properties fo:margin-left="0.5in" fo:margin-right="0in" fo:text-indent="0in" style:auto-text-indent="false"/>
      <style:text-properties officeooo:rsid="0054dcea" officeooo:paragraph-rsid="0069a6b0" fo:background-color="#ffffcc"/>
    </style:style>
    <style:style style:name="P75" style:family="paragraph" style:parent-style-name="Standard">
      <style:paragraph-properties fo:margin-left="0.5in" fo:margin-right="0in" fo:text-indent="0in" style:auto-text-indent="false"/>
      <style:text-properties officeooo:rsid="0020af56" officeooo:paragraph-rsid="009e6d74" fo:background-color="#ffffcc"/>
    </style:style>
    <style:style style:name="P76" style:family="paragraph" style:parent-style-name="Standard">
      <style:paragraph-properties fo:margin-left="0.5in" fo:margin-right="0in" fo:text-indent="0in" style:auto-text-indent="false"/>
      <style:text-properties officeooo:paragraph-rsid="009cc6fc" fo:background-color="#ffffcc"/>
    </style:style>
    <style:style style:name="P77" style:family="paragraph" style:parent-style-name="Standard">
      <style:paragraph-properties fo:margin-left="0.5in" fo:margin-right="0in" fo:text-indent="0in" style:auto-text-indent="false"/>
      <style:text-properties officeooo:rsid="001ed010" officeooo:paragraph-rsid="00764491" fo:background-color="transparent"/>
    </style:style>
    <style:style style:name="P78" style:family="paragraph" style:parent-style-name="Standard">
      <style:paragraph-properties fo:margin-left="0.5in" fo:margin-right="0in" fo:text-indent="0in" style:auto-text-indent="false"/>
      <style:text-properties officeooo:rsid="001ed010" officeooo:paragraph-rsid="009e6d74" fo:background-color="transparent"/>
    </style:style>
    <style:style style:name="P79" style:family="paragraph" style:parent-style-name="Standard">
      <style:paragraph-properties fo:margin-left="0.5in" fo:margin-right="0in" fo:text-indent="0in" style:auto-text-indent="false"/>
      <style:text-properties officeooo:rsid="00277e8e" officeooo:paragraph-rsid="00296056" fo:background-color="transparent"/>
    </style:style>
    <style:style style:name="P80" style:family="paragraph" style:parent-style-name="Standard">
      <style:paragraph-properties fo:margin-left="0.5in" fo:margin-right="0in" fo:text-indent="0in" style:auto-text-indent="false"/>
      <style:text-properties officeooo:rsid="00277e8e" officeooo:paragraph-rsid="00699b0f" fo:background-color="transparent"/>
    </style:style>
    <style:style style:name="P81" style:family="paragraph" style:parent-style-name="Standard">
      <style:paragraph-properties fo:margin-left="0.5in" fo:margin-right="0in" fo:text-indent="0in" style:auto-text-indent="false"/>
      <style:text-properties officeooo:rsid="00277e8e" officeooo:paragraph-rsid="0069a6b0" fo:background-color="transparent"/>
    </style:style>
    <style:style style:name="P82" style:family="paragraph" style:parent-style-name="Standard">
      <style:paragraph-properties fo:margin-left="0.5in" fo:margin-right="0in" fo:text-indent="0in" style:auto-text-indent="false"/>
      <style:text-properties officeooo:rsid="00277e8e" officeooo:paragraph-rsid="007092d2" fo:background-color="transparent"/>
    </style:style>
    <style:style style:name="P83" style:family="paragraph" style:parent-style-name="Standard">
      <style:paragraph-properties fo:margin-left="0.5in" fo:margin-right="0in" fo:text-indent="0in" style:auto-text-indent="false"/>
      <style:text-properties officeooo:rsid="00277e8e" officeooo:paragraph-rsid="00277e8e" fo:background-color="transparent"/>
    </style:style>
    <style:style style:name="P8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61b391" officeooo:paragraph-rsid="0061b391" fo:background-color="transparent"/>
    </style:style>
    <style:style style:name="P85" style:family="paragraph" style:parent-style-name="Standard">
      <style:paragraph-properties fo:margin-left="0.5in" fo:margin-right="0in" fo:text-indent="0in" style:auto-text-indent="false"/>
      <style:text-properties officeooo:rsid="0072a2df" officeooo:paragraph-rsid="0072a2df" fo:background-color="transparent"/>
    </style:style>
    <style:style style:name="P86" style:family="paragraph" style:parent-style-name="Standard">
      <style:paragraph-properties fo:margin-left="0.5in" fo:margin-right="0in" fo:text-indent="0in" style:auto-text-indent="false"/>
      <style:text-properties officeooo:rsid="0072a2df" officeooo:paragraph-rsid="0087cf59" fo:background-color="transparent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officeooo:rsid="001781af" officeooo:paragraph-rsid="007092d2" fo:background-color="transparent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officeooo:rsid="001781af" officeooo:paragraph-rsid="00a0e902" fo:background-color="transparent"/>
    </style:style>
    <style:style style:name="P89" style:family="paragraph" style:parent-style-name="Standard">
      <style:paragraph-properties fo:margin-left="0.5in" fo:margin-right="0in" fo:text-indent="0in" style:auto-text-indent="false"/>
      <style:text-properties officeooo:rsid="007267b2" officeooo:paragraph-rsid="007267b2" fo:background-color="transparent"/>
    </style:style>
    <style:style style:name="P9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1e9b97" officeooo:paragraph-rsid="006ecd92" fo:background-color="transparent"/>
    </style:style>
    <style:style style:name="P91" style:family="paragraph" style:parent-style-name="Standard">
      <style:paragraph-properties fo:margin-left="0.5in" fo:margin-right="0in" fo:text-indent="0in" style:auto-text-indent="false"/>
      <style:text-properties officeooo:rsid="002338c1" officeooo:paragraph-rsid="006b7328" fo:background-color="transparent"/>
    </style:style>
    <style:style style:name="P92" style:family="paragraph" style:parent-style-name="Standard">
      <style:paragraph-properties fo:margin-left="0.5in" fo:margin-right="0in" fo:text-indent="0in" style:auto-text-indent="false"/>
      <style:text-properties officeooo:rsid="0054dcea" officeooo:paragraph-rsid="0069a6b0" fo:background-color="transparent"/>
    </style:style>
    <style:style style:name="P93" style:family="paragraph" style:parent-style-name="Standard">
      <style:paragraph-properties fo:margin-left="0.5in" fo:margin-right="0in" fo:text-indent="0in" style:auto-text-indent="false"/>
      <style:text-properties officeooo:rsid="008f598b" officeooo:paragraph-rsid="008f598b" fo:background-color="transparent"/>
    </style:style>
    <style:style style:name="P94" style:family="paragraph" style:parent-style-name="Standard">
      <style:paragraph-properties fo:margin-left="0.5in" fo:margin-right="0in" fo:text-indent="0in" style:auto-text-indent="false"/>
      <style:text-properties officeooo:rsid="00926e91" officeooo:paragraph-rsid="00926e91" fo:background-color="transparent"/>
    </style:style>
    <style:style style:name="P95" style:family="paragraph" style:parent-style-name="Standard">
      <style:paragraph-properties fo:margin-left="0.5in" fo:margin-right="0in" fo:text-indent="0in" style:auto-text-indent="false"/>
      <style:text-properties officeooo:rsid="00c64ee0" officeooo:paragraph-rsid="00c64ee0" fo:background-color="transparent"/>
    </style:style>
    <style:style style:name="P96" style:family="paragraph" style:parent-style-name="Standard">
      <style:paragraph-properties fo:margin-left="0.5in" fo:margin-right="0in" fo:text-indent="0in" style:auto-text-indent="false"/>
      <style:text-properties officeooo:paragraph-rsid="002bb946"/>
    </style:style>
    <style:style style:name="P97" style:family="paragraph" style:parent-style-name="Standard">
      <style:paragraph-properties fo:margin-left="0.5in" fo:margin-right="0in" fo:text-indent="0in" style:auto-text-indent="false"/>
      <style:text-properties officeooo:paragraph-rsid="003a712a"/>
    </style:style>
    <style:style style:name="P98" style:family="paragraph" style:parent-style-name="Standard">
      <style:paragraph-properties fo:margin-left="0.5in" fo:margin-right="0in" fo:text-indent="0in" style:auto-text-indent="false"/>
      <style:text-properties officeooo:rsid="0019299a" officeooo:paragraph-rsid="003a712a"/>
    </style:style>
    <style:style style:name="P99" style:family="paragraph" style:parent-style-name="Standard">
      <style:paragraph-properties fo:margin-left="0.5in" fo:margin-right="0in" fo:text-indent="0in" style:auto-text-indent="false"/>
      <style:text-properties officeooo:rsid="0019299a" officeooo:paragraph-rsid="003e8c2a"/>
    </style:style>
    <style:style style:name="P100" style:family="paragraph" style:parent-style-name="Standard">
      <style:paragraph-properties fo:margin-left="0.5in" fo:margin-right="0in" fo:text-indent="0in" style:auto-text-indent="false"/>
      <style:text-properties style:use-window-font-color="true" style:font-name="Liberation Serif" fo:font-weight="normal" officeooo:rsid="0036e2c4" officeooo:paragraph-rsid="003faa70" fo:background-color="transparent" style:font-weight-asian="normal" style:font-weight-complex="normal"/>
    </style:style>
    <style:style style:name="P101" style:family="paragraph" style:parent-style-name="Standard">
      <style:paragraph-properties fo:margin-left="0.5in" fo:margin-right="0in" fo:text-indent="0in" style:auto-text-indent="false"/>
      <style:text-properties officeooo:paragraph-rsid="0041166a"/>
    </style:style>
    <style:style style:name="P102" style:family="paragraph" style:parent-style-name="Standard">
      <style:paragraph-properties fo:margin-left="0.5in" fo:margin-right="0in" fo:text-indent="0in" style:auto-text-indent="false"/>
      <style:text-properties officeooo:paragraph-rsid="001c37f9"/>
    </style:style>
    <style:style style:name="P103" style:family="paragraph" style:parent-style-name="Standard">
      <style:paragraph-properties fo:margin-left="0.5in" fo:margin-right="0in" fo:text-indent="0in" style:auto-text-indent="false"/>
      <style:text-properties officeooo:paragraph-rsid="001e9b97"/>
    </style:style>
    <style:style style:name="P104" style:family="paragraph" style:parent-style-name="Standard">
      <style:paragraph-properties fo:margin-left="0.5in" fo:margin-right="0in" fo:text-indent="0in" style:auto-text-indent="false"/>
      <style:text-properties officeooo:paragraph-rsid="003357ef"/>
    </style:style>
    <style:style style:name="P105" style:family="paragraph" style:parent-style-name="Standard">
      <style:paragraph-properties fo:margin-left="0.5in" fo:margin-right="0in" fo:text-indent="0in" style:auto-text-indent="false"/>
      <style:text-properties officeooo:paragraph-rsid="007267b2"/>
    </style:style>
    <style:style style:name="P10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0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fo:background-color="#ffffcc" style:font-size-asian="10pt"/>
    </style:style>
    <style:style style:name="P108" style:family="paragraph" style:parent-style-name="Standard">
      <style:paragraph-properties fo:margin-left="0.5in" fo:margin-right="0in" fo:text-indent="0in" style:auto-text-indent="false"/>
      <style:text-properties fo:color="#000000" style:font-name="Monospace" fo:font-size="10pt" officeooo:rsid="001ed010" officeooo:paragraph-rsid="002e69f5" fo:background-color="#ffffcc" style:font-size-asian="10pt"/>
    </style:style>
    <style:style style:name="P109" style:family="paragraph" style:parent-style-name="Standard">
      <style:paragraph-properties fo:margin-left="0.5in" fo:margin-right="0in" fo:text-indent="0in" style:auto-text-indent="false"/>
      <style:text-properties officeooo:rsid="003e8c2a" officeooo:paragraph-rsid="003e8c2a"/>
    </style:style>
    <style:style style:name="P110" style:family="paragraph" style:parent-style-name="Standard">
      <style:paragraph-properties fo:margin-left="0.5in" fo:margin-right="0in" fo:text-indent="0in" style:auto-text-indent="false"/>
      <style:text-properties officeooo:paragraph-rsid="009e6d74"/>
    </style:style>
    <style:style style:name="P111" style:family="paragraph" style:parent-style-name="Standard">
      <style:paragraph-properties fo:margin-left="0.5in" fo:margin-right="0in" fo:text-indent="0in" style:auto-text-indent="false"/>
      <style:text-properties officeooo:rsid="00a1ca54" officeooo:paragraph-rsid="00a1ca54"/>
    </style:style>
    <style:style style:name="P112" style:family="paragraph" style:parent-style-name="Standard" style:master-page-name="">
      <style:paragraph-properties fo:margin-left="0.5in" fo:margin-right="0in" fo:text-indent="0in" style:auto-text-indent="false" style:page-number="auto" fo:background-color="transparent">
        <style:background-image/>
      </style:paragraph-properties>
      <style:text-properties officeooo:rsid="001781af" officeooo:paragraph-rsid="001781af" fo:background-color="#ffffcc"/>
    </style:style>
    <style:style style:name="P113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2338c1" officeooo:paragraph-rsid="002338c1" fo:background-color="#ffffcc"/>
    </style:style>
    <style:style style:name="P114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2338c1" officeooo:paragraph-rsid="00296056" fo:background-color="#ffffcc"/>
    </style:style>
    <style:style style:name="P115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8f598b" officeooo:paragraph-rsid="008f598b" fo:background-color="#ffffcc"/>
    </style:style>
    <style:style style:name="P116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paragraph-rsid="003a712a"/>
    </style:style>
    <style:style style:name="P117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color="#000000" style:font-name="Monospace" fo:font-size="10pt" fo:background-color="#ffffcc" style:font-size-asian="10pt"/>
    </style:style>
    <style:style style:name="P118" style:family="paragraph" style:parent-style-name="Standard">
      <style:paragraph-properties fo:margin-left="0.5in" fo:margin-right="0in" fo:text-indent="0in" style:auto-text-indent="false" fo:break-before="page"/>
      <style:text-properties officeooo:rsid="001ed010" officeooo:paragraph-rsid="002e69f5" fo:background-color="transparent"/>
    </style:style>
    <style:style style:name="P119" style:family="paragraph" style:parent-style-name="Standard">
      <style:paragraph-properties fo:margin-left="0.5in" fo:margin-right="0in" fo:text-indent="0in" style:auto-text-indent="false" fo:break-before="page"/>
      <style:text-properties officeooo:rsid="008f598b" officeooo:paragraph-rsid="008f598b" fo:background-color="transparent"/>
    </style:style>
    <style:style style:name="P120" style:family="paragraph" style:parent-style-name="Standard" style:master-page-name="">
      <style:paragraph-properties fo:margin-left="0.8752in" fo:margin-right="0in" fo:text-align="start" style:justify-single-word="false" fo:text-indent="0in" style:auto-text-indent="false" style:page-number="auto"/>
      <style:text-properties fo:color="#008080" style:font-name="Monospace" fo:font-size="10pt" style:font-size-asian="10pt"/>
    </style:style>
    <style:style style:name="P121" style:family="paragraph" style:parent-style-name="Standard" style:list-style-name="L1">
      <style:text-properties officeooo:rsid="0019299a" officeooo:paragraph-rsid="0019299a"/>
    </style:style>
    <style:style style:name="P122" style:family="paragraph" style:parent-style-name="Standard" style:list-style-name="L1">
      <style:text-properties officeooo:rsid="0019299a" officeooo:paragraph-rsid="003a712a"/>
    </style:style>
    <style:style style:name="P123" style:family="paragraph" style:parent-style-name="Standard" style:list-style-name="L2">
      <style:text-properties officeooo:rsid="001781af" officeooo:paragraph-rsid="001781af"/>
    </style:style>
    <style:style style:name="P124" style:family="paragraph" style:parent-style-name="Standard" style:list-style-name="L4">
      <style:text-properties officeooo:rsid="001781af" officeooo:paragraph-rsid="003a712a"/>
    </style:style>
    <style:style style:name="P125" style:family="paragraph" style:parent-style-name="Standard" style:list-style-name="L4">
      <style:text-properties officeooo:rsid="001781af" officeooo:paragraph-rsid="003faa70"/>
    </style:style>
    <style:style style:name="P126" style:family="paragraph" style:parent-style-name="Standard" style:list-style-name="L3">
      <style:text-properties officeooo:paragraph-rsid="001781af"/>
    </style:style>
    <style:style style:name="P127" style:family="paragraph" style:parent-style-name="Standard" style:list-style-name="L4">
      <style:text-properties officeooo:paragraph-rsid="005ccb84"/>
    </style:style>
    <style:style style:name="P128" style:family="paragraph" style:parent-style-name="Standard" style:list-style-name="L4">
      <style:text-properties officeooo:rsid="005ccb84" officeooo:paragraph-rsid="005ccb84"/>
    </style:style>
    <style:style style:name="P129" style:family="paragraph" style:parent-style-name="Standard" style:list-style-name="L4">
      <style:text-properties officeooo:rsid="00942213" officeooo:paragraph-rsid="00942213"/>
    </style:style>
    <style:style style:name="P130" style:family="paragraph" style:parent-style-name="Standard">
      <style:paragraph-properties fo:margin-left="0.5in" fo:margin-right="0in" fo:text-indent="0in" style:auto-text-indent="false"/>
      <style:text-properties fo:color="#000000" style:font-name="Monospace" fo:font-size="10pt" officeooo:rsid="002338c1" officeooo:paragraph-rsid="009cc6fc" fo:background-color="#ffffcc" style:font-size-asian="10pt"/>
    </style:style>
    <style:style style:name="P131" style:family="paragraph" style:parent-style-name="Standard">
      <style:paragraph-properties fo:margin-left="0.5in" fo:margin-right="0in" fo:text-indent="0in" style:auto-text-indent="false"/>
      <style:text-properties fo:color="#000000" style:font-name="Monospace" fo:font-size="10pt" officeooo:rsid="002338c1" officeooo:paragraph-rsid="009e6d74" fo:background-color="#ffffcc" style:font-size-asian="10pt"/>
    </style:style>
    <style:style style:name="P13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fo:background-color="#ffffcc" style:font-size-asian="10pt"/>
    </style:style>
    <style:style style:name="P133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color="#000000" style:font-name="Monospace" fo:font-size="10pt" fo:background-color="#ffffcc" style:font-size-asian="10pt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fo:color="#000000" style:font-name="Monospace" fo:font-size="10pt" style:font-size-asian="10pt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fo:color="#000000" style:font-name="Monospace" fo:font-size="10pt" officeooo:paragraph-rsid="00b27250" style:font-size-asian="10pt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 fo:background-color="#ffffcc">
        <style:background-image/>
      </style:paragraph-properties>
      <style:text-properties fo:color="#000000" style:font-name="Monospace" fo:font-size="10pt" fo:background-color="transparent" style:font-size-asian="10pt"/>
    </style:style>
    <style:style style:name="P137" style:family="paragraph" style:parent-style-name="Standard">
      <style:paragraph-properties fo:margin-left="0in" fo:margin-right="0in" fo:text-indent="0in" style:auto-text-indent="false" fo:break-before="page"/>
      <style:text-properties fo:color="#800000" style:font-name="Liberation Sans" fo:font-weight="bold" officeooo:rsid="00a7da10" officeooo:paragraph-rsid="00a7da10" fo:background-color="transparent" style:font-weight-asian="bold" style:font-weight-complex="bold"/>
    </style:style>
    <style:style style:name="P138" style:family="paragraph" style:parent-style-name="Standard">
      <style:paragraph-properties fo:margin-left="0in" fo:margin-right="0in" fo:text-indent="0in" style:auto-text-indent="false"/>
      <style:text-properties fo:color="#000000" style:font-name="Monospace" fo:font-size="10pt" fo:font-weight="normal" officeooo:rsid="00a7da10" officeooo:paragraph-rsid="00a7da10" fo:background-color="#ffffcc" style:font-size-asian="10pt" style:font-weight-asian="normal" style:font-weight-complex="normal"/>
    </style:style>
    <style:style style:name="P139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weight="normal" officeooo:rsid="00aa3176" officeooo:paragraph-rsid="00da1b41" fo:background-color="transparent" style:font-weight-asian="normal" style:font-weight-complex="normal"/>
    </style:style>
    <style:style style:name="T1" style:family="text">
      <style:text-properties officeooo:rsid="001781af"/>
    </style:style>
    <style:style style:name="T2" style:family="text">
      <style:text-properties fo:color="#3c3c3c" style:font-name="Monospace" fo:font-size="10pt" style:font-size-asian="10pt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008080" style:font-name="Monospace" fo:font-size="10pt" officeooo:rsid="003a712a" style:font-size-asian="10pt"/>
    </style:style>
    <style:style style:name="T5" style:family="text">
      <style:text-properties fo:color="#3f7f7f" style:font-name="Monospace" fo:font-size="10pt" style:font-size-asian="10pt"/>
    </style:style>
    <style:style style:name="T6" style:family="text">
      <style:text-properties style:font-name="Monospace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style:font-name="Monospace" style:text-underline-style="none"/>
    </style:style>
    <style:style style:name="T9" style:family="text">
      <style:text-properties fo:color="#7f007f" style:font-name="Monospace" fo:font-size="10pt" style:font-size-asian="10pt"/>
    </style:style>
    <style:style style:name="T10" style:family="text">
      <style:text-properties fo:color="#2a00ff" style:font-name="Monospace" fo:font-size="10pt" fo:font-style="italic" style:font-size-asian="10pt" style:font-style-asian="italic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2a00ff" style:font-name="Monospace" fo:font-size="10pt" officeooo:rsid="00a7a7db" style:font-size-asian="10pt"/>
    </style:style>
    <style:style style:name="T13" style:family="text">
      <style:text-properties fo:color="#2a00ff" style:font-name="Monospace" fo:font-size="10pt" officeooo:rsid="00af408b" style:font-size-asian="10pt"/>
    </style:style>
    <style:style style:name="T14" style:family="text">
      <style:text-properties fo:color="#2a00ff" style:font-name="Monospace" fo:font-size="10pt" officeooo:rsid="00c87611" style:font-size-asian="10pt"/>
    </style:style>
    <style:style style:name="T15" style:family="text">
      <style:text-properties fo:color="#2a00ff" style:font-name="Monospace" fo:font-size="10pt" officeooo:rsid="00c99ad5" style:font-size-asian="10pt"/>
    </style:style>
    <style:style style:name="T16" style:family="text">
      <style:text-properties fo:color="#2a00ff" style:font-name="Monospace" fo:font-size="10pt" officeooo:rsid="00ca2842" style:font-size-asian="10pt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style:font-name="Monospace" fo:font-size="10pt" officeooo:rsid="00356efa" style:font-size-asian="10pt"/>
    </style:style>
    <style:style style:name="T19" style:family="text">
      <style:text-properties fo:color="#000000" style:font-name="Monospace" fo:font-size="10pt" officeooo:rsid="00452a6d" style:font-size-asian="10pt"/>
    </style:style>
    <style:style style:name="T20" style:family="text">
      <style:text-properties fo:color="#000000" style:font-name="Monospace" fo:font-size="10pt" officeooo:rsid="0048daaf" style:font-size-asian="10pt"/>
    </style:style>
    <style:style style:name="T21" style:family="text">
      <style:text-properties fo:color="#000000" style:font-name="Monospace" fo:font-size="10pt" officeooo:rsid="0020af56" style:font-size-asian="10pt"/>
    </style:style>
    <style:style style:name="T22" style:family="text">
      <style:text-properties fo:color="#000000" style:font-name="Monospace" fo:font-size="10pt" officeooo:rsid="00b125a6" style:font-size-asian="10pt"/>
    </style:style>
    <style:style style:name="T23" style:family="text">
      <style:text-properties fo:color="#000000" style:font-name="Monospace" fo:font-size="10pt" officeooo:rsid="00b27250" style:font-size-asian="10pt"/>
    </style:style>
    <style:style style:name="T24" style:family="text">
      <style:text-properties fo:color="#000000" style:font-name="Monospace" fo:font-size="10pt" officeooo:rsid="00b3c9b2" style:font-size-asian="10pt"/>
    </style:style>
    <style:style style:name="T25" style:family="text">
      <style:text-properties fo:color="#000000" style:font-name="Monospace" fo:font-size="10pt" officeooo:rsid="00d57f71" style:font-size-asian="10pt"/>
    </style:style>
    <style:style style:name="T26" style:family="text">
      <style:text-properties fo:color="#000000" style:font-name="Monospace" fo:font-size="10pt" fo:font-style="italic" style:font-size-asian="10pt" style:font-style-asian="italic"/>
    </style:style>
    <style:style style:name="T27" style:family="text">
      <style:text-properties fo:color="#000000" style:font-name="Monospace" fo:font-size="10pt" style:text-underline-style="none" style:font-size-asian="10pt"/>
    </style:style>
    <style:style style:name="T28" style:family="text">
      <style:text-properties fo:color="#000000" style:font-name="Monospace" fo:font-size="10pt" style:text-underline-style="none" officeooo:rsid="0020af56" style:font-size-asian="10pt"/>
    </style:style>
    <style:style style:name="T29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30" style:family="text">
      <style:text-properties fo:color="#7f0055" style:font-name="Monospace" fo:font-size="10pt" fo:font-weight="bold" style:font-size-asian="10pt" style:font-weight-asian="bold"/>
    </style:style>
    <style:style style:name="T31" style:family="text">
      <style:text-properties fo:color="#7f0055" style:font-name="Monospace" fo:font-weight="bold" style:font-weight-asian="bold"/>
    </style:style>
    <style:style style:name="T32" style:family="text">
      <style:text-properties fo:color="#4000c8" style:font-name="Monospace" fo:font-size="10pt" fo:font-weight="bold" style:font-size-asian="10pt" style:font-weight-asian="bold"/>
    </style:style>
    <style:style style:name="T33" style:family="text">
      <style:text-properties officeooo:rsid="001c37f9"/>
    </style:style>
    <style:style style:name="T34" style:family="text">
      <style:text-properties officeooo:rsid="001e9b97"/>
    </style:style>
    <style:style style:name="T35" style:family="text">
      <style:text-properties fo:color="#0000c0" style:font-name="Monospace" fo:font-size="10pt" fo:font-style="italic" style:font-size-asian="10pt" style:font-style-asian="italic"/>
    </style:style>
    <style:style style:name="T36" style:family="text">
      <style:text-properties officeooo:rsid="0020af56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20af56" fo:background-color="transparent" loext:char-shading-value="0"/>
    </style:style>
    <style:style style:name="T39" style:family="text">
      <style:text-properties officeooo:rsid="00226c9c" fo:background-color="transparent" loext:char-shading-value="0"/>
    </style:style>
    <style:style style:name="T40" style:family="text">
      <style:text-properties officeooo:rsid="002338c1" fo:background-color="transparent" loext:char-shading-value="0"/>
    </style:style>
    <style:style style:name="T41" style:family="text">
      <style:text-properties officeooo:rsid="002bb946" fo:background-color="transparent" loext:char-shading-value="0"/>
    </style:style>
    <style:style style:name="T42" style:family="text">
      <style:text-properties officeooo:rsid="001e9b97" fo:background-color="transparent" loext:char-shading-value="0"/>
    </style:style>
    <style:style style:name="T43" style:family="text">
      <style:text-properties officeooo:rsid="0063f3f5" fo:background-color="transparent" loext:char-shading-value="0"/>
    </style:style>
    <style:style style:name="T44" style:family="text">
      <style:text-properties officeooo:rsid="0066f83d" fo:background-color="transparent" loext:char-shading-value="0"/>
    </style:style>
    <style:style style:name="T45" style:family="text">
      <style:text-properties officeooo:rsid="006b7328" fo:background-color="transparent" loext:char-shading-value="0"/>
    </style:style>
    <style:style style:name="T46" style:family="text">
      <style:text-properties officeooo:rsid="007d3166" fo:background-color="transparent" loext:char-shading-value="0"/>
    </style:style>
    <style:style style:name="T47" style:family="text">
      <style:text-properties officeooo:rsid="007f2357" fo:background-color="transparent" loext:char-shading-value="0"/>
    </style:style>
    <style:style style:name="T48" style:family="text">
      <style:text-properties officeooo:rsid="007fd61b" fo:background-color="transparent" loext:char-shading-value="0"/>
    </style:style>
    <style:style style:name="T49" style:family="text">
      <style:text-properties officeooo:rsid="0080b12c" fo:background-color="transparent" loext:char-shading-value="0"/>
    </style:style>
    <style:style style:name="T50" style:family="text">
      <style:text-properties officeooo:rsid="0082cb3a" fo:background-color="transparent" loext:char-shading-value="0"/>
    </style:style>
    <style:style style:name="T51" style:family="text">
      <style:text-properties officeooo:rsid="00881b13" fo:background-color="transparent" loext:char-shading-value="0"/>
    </style:style>
    <style:style style:name="T52" style:family="text">
      <style:text-properties officeooo:rsid="008ab3e6" fo:background-color="transparent" loext:char-shading-value="0"/>
    </style:style>
    <style:style style:name="T53" style:family="text">
      <style:text-properties officeooo:rsid="009ab9cc" fo:background-color="transparent" loext:char-shading-value="0"/>
    </style:style>
    <style:style style:name="T54" style:family="text">
      <style:text-properties officeooo:rsid="009c1b2e" fo:background-color="transparent" loext:char-shading-value="0"/>
    </style:style>
    <style:style style:name="T55" style:family="text">
      <style:text-properties officeooo:rsid="002338c1"/>
    </style:style>
    <style:style style:name="T56" style:family="text">
      <style:text-properties officeooo:rsid="0041166a"/>
    </style:style>
    <style:style style:name="T57" style:family="text">
      <style:text-properties officeooo:rsid="004d1b73"/>
    </style:style>
    <style:style style:name="T58" style:family="text">
      <style:text-properties officeooo:rsid="004db31d"/>
    </style:style>
    <style:style style:name="T59" style:family="text">
      <style:text-properties officeooo:rsid="0052cc88"/>
    </style:style>
    <style:style style:name="T60" style:family="text">
      <style:text-properties officeooo:rsid="0054dcea"/>
    </style:style>
    <style:style style:name="T61" style:family="text">
      <style:text-properties fo:color="#800000" style:font-name="Liberation Sans" fo:font-weight="bold" style:font-weight-asian="bold" style:font-weight-complex="bold"/>
    </style:style>
    <style:style style:name="T62" style:family="text">
      <style:text-properties fo:color="#800000" style:font-name="Liberation Sans" fo:font-weight="bold" officeooo:rsid="0036e2c4" style:font-weight-asian="bold" style:font-weight-complex="bold"/>
    </style:style>
    <style:style style:name="T63" style:family="text">
      <style:text-properties officeooo:rsid="00631d0a"/>
    </style:style>
    <style:style style:name="T64" style:family="text">
      <style:text-properties officeooo:rsid="00748b9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1c37f9" style:font-weight-asian="bold" style:font-weight-complex="bold"/>
    </style:style>
    <style:style style:name="T67" style:family="text">
      <style:text-properties fo:font-weight="bold" officeooo:rsid="001781af" style:font-weight-asian="bold" style:font-weight-complex="bold"/>
    </style:style>
    <style:style style:name="T68" style:family="text">
      <style:text-properties fo:font-weight="bold" officeooo:rsid="001e9b97" style:font-weight-asian="bold" style:font-weight-complex="bold"/>
    </style:style>
    <style:style style:name="T69" style:family="text">
      <style:text-properties fo:font-weight="bold" officeooo:rsid="007a6b22" style:font-weight-asian="bold" style:font-weight-complex="bold"/>
    </style:style>
    <style:style style:name="T70" style:family="text">
      <style:text-properties fo:font-weight="bold" officeooo:rsid="008f598b" style:font-weight-asian="bold" style:font-weight-complex="bold"/>
    </style:style>
    <style:style style:name="T71" style:family="text">
      <style:text-properties fo:font-weight="bold" officeooo:rsid="00974943" style:font-weight-asian="bold" style:font-weight-complex="bold"/>
    </style:style>
    <style:style style:name="T72" style:family="text">
      <style:text-properties fo:font-weight="bold" officeooo:rsid="007d3166" fo:background-color="transparent" loext:char-shading-value="0" style:font-weight-asian="bold" style:font-weight-complex="bold"/>
    </style:style>
    <style:style style:name="T73" style:family="text">
      <style:text-properties fo:font-weight="bold" officeooo:rsid="00226c9c" fo:background-color="transparent" loext:char-shading-value="0" style:font-weight-asian="bold" style:font-weight-complex="bold"/>
    </style:style>
    <style:style style:name="T74" style:family="text">
      <style:text-properties fo:font-weight="bold" officeooo:rsid="007fd61b" fo:background-color="transparent" loext:char-shading-value="0" style:font-weight-asian="bold" style:font-weight-complex="bold"/>
    </style:style>
    <style:style style:name="T75" style:family="text">
      <style:text-properties fo:font-weight="bold" officeooo:rsid="002bb946" fo:background-color="transparent" loext:char-shading-value="0" style:font-weight-asian="bold" style:font-weight-complex="bold"/>
    </style:style>
    <style:style style:name="T76" style:family="text">
      <style:text-properties fo:font-weight="bold" officeooo:rsid="0080b12c" fo:background-color="transparent" loext:char-shading-value="0" style:font-weight-asian="bold" style:font-weight-complex="bold"/>
    </style:style>
    <style:style style:name="T77" style:family="text">
      <style:text-properties fo:font-weight="bold" officeooo:rsid="008245af" fo:background-color="transparent" loext:char-shading-value="0" style:font-weight-asian="bold" style:font-weight-complex="bold"/>
    </style:style>
    <style:style style:name="T78" style:family="text">
      <style:text-properties officeooo:rsid="0086122b"/>
    </style:style>
    <style:style style:name="T79" style:family="text">
      <style:text-properties officeooo:rsid="00870643"/>
    </style:style>
    <style:style style:name="T80" style:family="text">
      <style:text-properties officeooo:rsid="008f598b"/>
    </style:style>
    <style:style style:name="T81" style:family="text">
      <style:text-properties officeooo:rsid="00a0e902"/>
    </style:style>
    <style:style style:name="T82" style:family="text">
      <style:text-properties officeooo:rsid="00a12c21"/>
    </style:style>
    <style:style style:name="T83" style:family="text">
      <style:text-properties officeooo:rsid="00aac99e"/>
    </style:style>
    <style:style style:name="T84" style:family="text">
      <style:text-properties officeooo:rsid="00abb744"/>
    </style:style>
    <style:style style:name="T85" style:family="text">
      <style:text-properties officeooo:rsid="00abd153"/>
    </style:style>
    <style:style style:name="T86" style:family="text">
      <style:text-properties fo:color="#ff3333" style:font-name="Monospace" fo:font-size="10pt" style:font-size-asian="10pt"/>
    </style:style>
    <style:style style:name="T87" style:family="text">
      <style:text-properties officeooo:rsid="00be3f65"/>
    </style:style>
    <style:style style:name="T88" style:family="text">
      <style:text-properties officeooo:rsid="00bfea8f"/>
    </style:style>
    <style:style style:name="T89" style:family="text">
      <style:text-properties officeooo:rsid="00c3b0db"/>
    </style:style>
    <style:style style:name="T90" style:family="text">
      <style:text-properties officeooo:rsid="00c7fa8e"/>
    </style:style>
    <style:style style:name="T91" style:family="text">
      <style:text-properties officeooo:rsid="00ce045a"/>
    </style:style>
    <style:style style:name="T92" style:family="text">
      <style:text-properties officeooo:rsid="00ce63fc"/>
    </style:style>
    <style:style style:name="T93" style:family="text">
      <style:text-properties officeooo:rsid="00cfcecd"/>
    </style:style>
    <style:style style:name="T94" style:family="text">
      <style:text-properties officeooo:rsid="00d1cc24"/>
    </style:style>
    <style:style style:name="T95" style:family="text">
      <style:text-properties officeooo:rsid="00d24fb6"/>
    </style:style>
    <style:style style:name="T96" style:family="text">
      <style:text-properties officeooo:rsid="00d57f71"/>
    </style:style>
    <style:style style:name="T97" style:family="text">
      <style:text-properties officeooo:rsid="00d728a2"/>
    </style:style>
    <style:style style:name="T98" style:family="text">
      <style:text-properties officeooo:rsid="00d7b58a"/>
    </style:style>
    <style:style style:name="T99" style:family="text">
      <style:text-properties officeooo:rsid="00d8361d"/>
    </style:style>
    <style:style style:name="T100" style:family="text">
      <style:text-properties officeooo:rsid="00da0d3a"/>
    </style:style>
    <style:style style:name="T101" style:family="text">
      <style:text-properties officeooo:rsid="00db273a"/>
    </style:style>
    <style:style style:name="T102" style:family="text">
      <style:text-properties officeooo:rsid="00dbe9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O Examples</text:p>
      <text:p text:style-name="P1"/>
      <text:p text:style-name="P5">Tables</text:p>
      <text:p text:style-name="P3"/>
      <text:list xml:id="list4265916603880592065" text:style-name="L1">
        <text:list-item>
          <text:p text:style-name="P121">Create the table in the database using SQL:</text:p>
        </text:list-item>
      </text:list>
      <text:p text:style-name="P7"/>
      <text:p text:style-name="P59"><text:span text:style-name="T30">create</text:span><text:span text:style-name="T2"> </text:span><text:span text:style-name="T30">table</text:span><text:span text:style-name="T2"> </text:span><text:span text:style-name="T17">account</text:span><text:span text:style-name="T2"> </text:span><text:span text:style-name="T17">(</text:span></text:p>
      <text:p text:style-name="P60"><text:span text:style-name="T2"><text:s text:c="2"/></text:span><text:span text:style-name="T17">id</text:span><text:span text:style-name="T2"> </text:span><text:span text:style-name="T17">serial</text:span><text:span text:style-name="T2"> </text:span><text:span text:style-name="T30">not</text:span><text:span text:style-name="T2"> </text:span><text:span text:style-name="T32">null</text:span><text:span text:style-name="T17">,</text:span></text:p>
      <text:p text:style-name="P60"><text:span text:style-name="T2"><text:s text:c="2"/></text:span><text:span text:style-name="T17">current_balance</text:span><text:span text:style-name="T2"> </text:span><text:span text:style-name="T32">integer</text:span><text:span text:style-name="T2"> </text:span><text:span text:style-name="T30">not</text:span><text:span text:style-name="T2"> </text:span><text:span text:style-name="T32">null</text:span><text:span text:style-name="T17">,</text:span></text:p>
      <text:p text:style-name="P60"><text:span text:style-name="T2"><text:s text:c="2"/></text:span><text:span text:style-name="T17">name</text:span><text:span text:style-name="T2"> </text:span><text:span text:style-name="T30">varchar</text:span><text:span text:style-name="T17">(100)</text:span><text:span text:style-name="T2"> </text:span><text:span text:style-name="T30">not</text:span><text:span text:style-name="T2"> </text:span><text:span text:style-name="T32">null</text:span><text:span text:style-name="T17">,</text:span></text:p>
      <text:p text:style-name="P60"><text:span text:style-name="T2"><text:s text:c="2"/></text:span><text:span text:style-name="T17">created_on</text:span><text:span text:style-name="T2"> </text:span><text:span text:style-name="T30">date</text:span><text:span text:style-name="T2"> </text:span><text:span text:style-name="T30">not</text:span><text:span text:style-name="T2"> </text:span><text:span text:style-name="T32">null</text:span><text:span text:style-name="T17">,</text:span></text:p>
      <text:p text:style-name="P60"><text:span text:style-name="T2"><text:s text:c="2"/></text:span><text:span text:style-name="T30">primary</text:span><text:span text:style-name="T2"> </text:span><text:span text:style-name="T30">key</text:span><text:span text:style-name="T2"> </text:span><text:span text:style-name="T17">(id),</text:span></text:p>
      <text:p text:style-name="P60"><text:span text:style-name="T2"><text:s text:c="2"/></text:span><text:span text:style-name="T30">constraint</text:span><text:span text:style-name="T2"> </text:span><text:span text:style-name="T17">account_name_uc</text:span><text:span text:style-name="T2"> </text:span><text:span text:style-name="T30">unique</text:span><text:span text:style-name="T2"> </text:span><text:span text:style-name="T17">(name)</text:span></text:p>
      <text:p text:style-name="P106">);</text:p>
      <text:p text:style-name="P6"/>
      <text:list xml:id="list510370278434206338" text:style-name="L2">
        <text:list-item>
          <text:p text:style-name="P123">Declare the table in the configuration file as <text:span text:style-name="T82">shown below and generate the DAOs</text:span>:</text:p>
        </text:list-item>
      </text:list>
      <text:p text:style-name="P3"/>
      <text:p text:style-name="P3"><text:span text:style-name="T2"><text:tab/></text:span><text:span text:style-name="T3">&lt;</text:span><text:span text:style-name="T5">table</text:span><text:span text:style-name="T7"> </text:span><text:span text:style-name="T9">name</text:span><text:span text:style-name="T2">=</text:span><text:span text:style-name="T10">"account"</text:span><text:span text:style-name="T3">&gt;</text:span></text:p>
      <text:p text:style-name="P22"><text:span text:style-name="T2"><text:tab/> </text:span><text:span text:style-name="T3">&lt;</text:span><text:span text:style-name="T5">auto-generated-column</text:span><text:span text:style-name="T7"> </text:span><text:span text:style-name="T9">name</text:span><text:span text:style-name="T2">=</text:span><text:span text:style-name="T10">"id"</text:span><text:span text:style-name="T7"> </text:span><text:span text:style-name="T3">/&gt;</text:span></text:p>
      <text:p text:style-name="P21"><text:span text:style-name="T2"><text:tab/></text:span><text:span text:style-name="T3">&lt;/</text:span><text:span text:style-name="T5">table</text:span><text:span text:style-name="T3">&gt;</text:span></text:p>
      <text:p text:style-name="P3"/>
      <text:p text:style-name="P111">The DAOs will provide the following methods:</text:p>
      <text:p text:style-name="P111"/>
      <text:p text:style-name="P59"><text:span text:style-name="database-operation"><text:span text:style-name="T60">Select by Primary Key</text:span></text:span><text:span text:style-name="T1"> “Get the account with </text:span><text:span text:style-name="T67">PK</text:span><text:span text:style-name="T1"> #1004”. </text:span></text:p>
      <text:list xml:id="list6026715450222004654" text:style-name="L3">
        <text:list-header>
          <text:p text:style-name="P126"/>
        </text:list-header>
      </text:list>
      <text:p text:style-name="P112"><text:span text:style-name="T17">AccountDAO </text:span><text:span text:style-name="T27">a</text:span><text:span text:style-name="T17"> = AccountDAO.</text:span><text:span text:style-name="T26">select</text:span><text:span text:style-name="T17">(1004);</text:span></text:p>
      <text:p text:style-name="P46"/>
      <text:p text:style-name="P88"><text:span text:style-name="T81">Returns null if</text:span> <text:span text:style-name="T81">the row is not found.</text:span></text:p>
      <text:p text:style-name="P82"/>
      <text:p text:style-name="P87">This method is only available if the table has a PK (simple or composite).</text:p>
      <text:p text:style-name="P82"/>
      <text:p text:style-name="P102"><text:span text:style-name="database-operation"><text:span text:style-name="T33">Select by Unique Index</text:span></text:span><text:span text:style-name="T33">“Get the account with </text:span><text:span text:style-name="T66">Name</text:span><text:span text:style-name="T33"> 'CHK1004'”.</text:span></text:p>
      <text:p text:style-name="P10"/>
      <text:p text:style-name="P61"><text:span text:style-name="T17">AccountDAO </text:span><text:span text:style-name="T27">a</text:span><text:span text:style-name="T17"> = AccountDAO.</text:span><text:span text:style-name="T26">selectByUIName</text:span><text:span text:style-name="T17">(</text:span><text:span text:style-name="T11">"CHK1004"</text:span><text:span text:style-name="T17">);</text:span></text:p>
      <text:p text:style-name="P10"/>
      <text:p text:style-name="P88"><text:span text:style-name="T81">Returns null if</text:span> <text:span text:style-name="T81">the row is not found.</text:span></text:p>
      <text:p text:style-name="P105"/>
      <text:p text:style-name="P89">There is one method like this one for each unique constraint or unique index the table has.</text:p>
      <text:p text:style-name="P105"/>
      <text:p text:style-name="P103"><text:span text:style-name="database-operation"><text:span text:style-name="T34">Select by Example</text:span></text:span><text:span text:style-name="T34"> “Get all the accounts </text:span><text:span text:style-name="T69">C</text:span><text:span text:style-name="T68">reated </text:span><text:span text:style-name="T69">O</text:span><text:span text:style-name="T68">n</text:span><text:span text:style-name="T34"> a specific day”.</text:span></text:p>
      <text:p text:style-name="P12"/>
      <text:p text:style-name="P62"><text:span text:style-name="T17">AccountDAO filter = </text:span><text:span text:style-name="T30">new</text:span><text:span text:style-name="T17"> AccountDAO();</text:span></text:p>
      <text:p text:style-name="P107">filter.setCreatedOn(creationDate);</text:p>
      <text:p text:style-name="P64"><text:span text:style-name="T17">List&lt;AccountDAO&gt; </text:span><text:span text:style-name="T27">accounts</text:span><text:span text:style-name="T17"> = filter.select();</text:span></text:p>
      <text:p text:style-name="P66"/>
      <text:p text:style-name="P24"><text:span text:style-name="T42"><text:tab/></text:span><text:span text:style-name="T51">An empty </text:span><text:span text:style-name="T42">list </text:span><text:span text:style-name="T52">object </text:span><text:span text:style-name="T51">is returned </text:span><text:span text:style-name="T42">if there are no matches.</text:span></text:p>
      <text:p text:style-name="P38"/>
      <text:p text:style-name="P85">If more properties of the filter are set, <text:span text:style-name="T79">the condition will match them all </text:span>using an “AND” <text:span text:style-name="T79">operator</text:span>. <text:span text:style-name="T64">If no properties are set this method returns all the rows of the table.</text:span></text:p>
      <text:p text:style-name="P85"/>
      <text:p text:style-name="P118"><text:span text:style-name="database-operation"><text:span text:style-name="T34">Select by Example with order</text:span></text:span><text:span text:style-name="T34"> “Get all the accounts </text:span><text:span text:style-name="T69">Cr</text:span><text:span text:style-name="T68">eated </text:span><text:span text:style-name="T69">O</text:span><text:span text:style-name="T68">n</text:span><text:span text:style-name="T34"> a specific day, ordered by </text:span><text:span text:style-name="T68">Current Balance</text:span><text:span text:style-name="T34"> (descending), then by </text:span><text:span text:style-name="T68">Name</text:span><text:span text:style-name="T34"> (ascending)”. </text:span></text:p>
      <text:p text:style-name="P15"/>
      <text:p text:style-name="P63"><text:span text:style-name="T17">AccountDAO filter = </text:span><text:span text:style-name="T30">new</text:span><text:span text:style-name="T17"> AccountDAO();</text:span></text:p>
      <text:p text:style-name="P108">filter.setCreatedOn(creationDate);</text:p>
      <text:p text:style-name="P67"><text:span text:style-name="T17">List&lt;AccountDAO&gt; </text:span><text:span text:style-name="T27">accounts</text:span><text:span text:style-name="T17"> = filter.select(</text:span></text:p>
      <text:p text:style-name="P64"><text:span text:style-name="T17"><text:s text:c="4"/>AccountOrderBy.</text:span><text:span text:style-name="T35">CURRENT_BALANCE$DESC </text:span><text:span text:style-name="T17">, AccountOrderBy.</text:span><text:span text:style-name="T35">NAME</text:span><text:span text:style-name="T17">);</text:span></text:p>
      <text:p text:style-name="P37"/>
      <text:p text:style-name="P37"><text:span text:style-name="T42"><text:tab/></text:span><text:span text:style-name="T51">An empty </text:span><text:span text:style-name="T42">list </text:span><text:span text:style-name="T52">object </text:span><text:span text:style-name="T51">is returned </text:span><text:span text:style-name="T42">if there are no matches.</text:span></text:p>
      <text:p text:style-name="P37"/>
      <text:p text:style-name="P86"><text:span text:style-name="T42">If more properties of the filter are set, </text:span><text:span text:style-name="T79">the condition will match them all </text:span><text:span text:style-name="T42">using an “AND” </text:span><text:span text:style-name="T79">operator</text:span><text:span text:style-name="T42">. </text:span><text:span text:style-name="T64">If no properties are set this method returns all the rows of the table.</text:span></text:p>
      <text:p text:style-name="P77"/>
      <text:p text:style-name="P104"><text:span text:style-name="database-operation"><text:span text:style-name="T36">Select by Foreign Keys</text:span></text:span><text:span text:style-name="T38"> “</text:span><text:span text:style-name="T43">G</text:span><text:span text:style-name="T39">et all </text:span><text:span text:style-name="T72">T</text:span><text:span text:style-name="T73">ransactions</text:span><text:span text:style-name="T39"> related to this account </text:span><text:span text:style-name="T48">(</text:span><text:span text:style-name="T74">a</text:span><text:span text:style-name="T48">) </text:span><text:span text:style-name="T46">by </text:span><text:span text:style-name="T72">Account Id</text:span><text:span text:style-name="T38">. </text:span></text:p>
      <text:p text:style-name="P16"/>
      <text:p text:style-name="P130">AccountDAO a = ...</text:p>
      <text:p text:style-name="P76"><text:span text:style-name="T21">List&lt;TransactionDAO&gt; </text:span><text:span text:style-name="T28">txs</text:span><text:span text:style-name="T21"> = a.selectChildrenTransaction().byAccountId(</text:span><text:span text:style-name="T17">);</text:span></text:p>
      <text:p text:style-name="P23"/>
      <text:p text:style-name="P39"><text:tab/>The list is empty when there are no matches.</text:p>
      <text:p text:style-name="P90"/>
      <text:p text:style-name="P84"><text:span text:style-name="T78">There is one method like this one for each </text:span>Foreing <text:span text:style-name="T63">K</text:span>ey <text:span text:style-name="T63">(imported and exported) to allow easy access to related DAOs using </text:span>parent, children and reflexive database relationships.</text:p>
      <text:p text:style-name="P78"/>
      <text:p text:style-name="P110"><text:span text:style-name="database-operation"><text:span text:style-name="T36">Select by Foreign Keys with order</text:span></text:span><text:span text:style-name="T38"> “</text:span><text:span text:style-name="T43">G</text:span><text:span text:style-name="T39">et all </text:span><text:span text:style-name="T72">T</text:span><text:span text:style-name="T73">ransactions</text:span><text:span text:style-name="T39"> related to this account </text:span><text:span text:style-name="T48">(</text:span><text:span text:style-name="T74">a</text:span><text:span text:style-name="T48">) </text:span><text:span text:style-name="T46">by </text:span><text:span text:style-name="T72">Account Id</text:span><text:span text:style-name="T39">, ordered by </text:span><text:span text:style-name="T73">Federal Branch Id</text:span><text:span text:style-name="T39"> (</text:span><text:span text:style-name="T47">a</text:span><text:span text:style-name="T39">scending), then by </text:span><text:span text:style-name="T73">Amount </text:span><text:span text:style-name="T39">(descending)”</text:span><text:span text:style-name="T38">. </text:span></text:p>
      <text:p text:style-name="P17"/>
      <text:p text:style-name="P131">AccountDAO a = ...</text:p>
      <text:p text:style-name="P75"><text:span text:style-name="T17">List&lt;TransactionDAO&gt; </text:span><text:span text:style-name="T27">txs</text:span><text:span text:style-name="T17"> = a.selectChildrenTransaction().byAccountId(</text:span></text:p>
      <text:p text:style-name="P65"><text:span text:style-name="T17"><text:s text:c="4"/>TransactionOrderBy.</text:span><text:span text:style-name="T35">FED_BRANCH_ID </text:span><text:span text:style-name="T17">, TransactionOrderBy.</text:span><text:span text:style-name="T35">AMOUNT$DESC</text:span><text:span text:style-name="T17">);</text:span></text:p>
      <text:p text:style-name="P42"/>
      <text:p text:style-name="P96"><text:span text:style-name="database-operation"><text:span text:style-name="T55">Insert</text:span></text:span><text:span text:style-name="T40"> “</text:span><text:span text:style-name="T41">Create </text:span><text:span text:style-name="T49">an </text:span><text:span text:style-name="T41">a</text:span><text:span text:style-name="T49">c</text:span><text:span text:style-name="T41">count </text:span><text:span text:style-name="T49">with </text:span><text:span text:style-name="T76">Id</text:span><text:span text:style-name="T49"> </text:span><text:span text:style-name="T44">'</text:span><text:span text:style-name="T41">CHK4010</text:span><text:span text:style-name="T44">', </text:span><text:span text:style-name="T41">with zero </text:span><text:span text:style-name="T77">Ba</text:span><text:span text:style-name="T75">lance</text:span><text:span text:style-name="T41">”. </text:span></text:p>
      <text:p text:style-name="P68"/>
      <text:p text:style-name="P113"><text:span text:style-name="T17">AccountDAO a = </text:span><text:span text:style-name="T30">new</text:span><text:span text:style-name="T17"> AccountDAO();</text:span></text:p>
      <text:p text:style-name="P64"><text:span text:style-name="T17">a.setName(</text:span><text:span text:style-name="T11">"CHK4010"</text:span><text:span text:style-name="T17">);</text:span></text:p>
      <text:p text:style-name="P107">a.setCreatedOn(creationDate);</text:p>
      <text:p text:style-name="P107">a.setCurrentBalance(0);</text:p>
      <text:p text:style-name="P107">a.insert();</text:p>
      <text:p text:style-name="P64"><text:span text:style-name="T17">System.</text:span><text:span text:style-name="T35">out</text:span><text:span text:style-name="T17">.println(</text:span><text:span text:style-name="T11">"</text:span><text:span text:style-name="T12">The n</text:span><text:span text:style-name="T11">ew account id is: " </text:span><text:span text:style-name="T17">+ a.getId());</text:span></text:p>
      <text:p text:style-name="P68"/>
      <text:p text:style-name="P69"><text:span text:style-name="T50">When</text:span><text:span text:style-name="T45"> the </text:span><text:span text:style-name="T54">p</text:span><text:span text:style-name="T37">rimary </text:span><text:span text:style-name="T54">k</text:span><text:span text:style-name="T37">ey </text:span><text:span text:style-name="T45">is autogenerated (</text:span><text:span text:style-name="T53">by sequences or identity columns</text:span><text:span text:style-name="T45">) its </text:span><text:span text:style-name="T37">value is not specified </text:span><text:span text:style-name="T45">in the DAO, </text:span><text:span text:style-name="T50">but </text:span><text:span text:style-name="T37">returned by the database after inserting.</text:span></text:p>
      <text:p text:style-name="P91"/>
      <text:p text:style-name="P80"><text:span text:style-name="database-operation"><text:span text:style-name="T60">Update by Primary Key</text:span></text:span><text:span text:style-name="T60"> “Update the balance to $250 on the account #1004”. </text:span></text:p>
      <text:p text:style-name="P71"/>
      <text:p text:style-name="P114"><text:span text:style-name="T17">AccountDAO a = AccountDAO.</text:span><text:span text:style-name="T26">select</text:span><text:span text:style-name="T17">(1004);</text:span></text:p>
      <text:p text:style-name="P117">a.setCurrentBalance(250);</text:p>
      <text:p text:style-name="P107"><text:span text:style-name="T31">int</text:span><text:span text:style-name="T6"> </text:span><text:span text:style-name="T8">rows</text:span><text:span text:style-name="T6"> = </text:span>a.update();</text:p>
      <text:p text:style-name="P79"/>
      <text:p text:style-name="P92">This method is only available if the table has a PK, since it uses it to update the row.</text:p>
      <text:p text:style-name="P92"/>
      <text:p text:style-name="P119"><text:span text:style-name="database-operation">Update by Example</text:span> “Set the <text:span text:style-name="T65">Current Balance</text:span> to <text:span text:style-name="T96">100</text:span> for all accounts <text:span text:style-name="T65">Created On</text:span> a specific date”.</text:p>
      <text:p text:style-name="P93"/>
      <text:p text:style-name="P115"><text:span text:style-name="T17">AccountDAO filter = </text:span><text:span text:style-name="T30">new</text:span><text:span text:style-name="T17"> AccountDAO();</text:span></text:p>
      <text:p text:style-name="P107">filter.setCreatedOn(creationDate);</text:p>
      <text:p text:style-name="P64"><text:span text:style-name="T17">AccountDAO updateValues = </text:span><text:span text:style-name="T30">new</text:span><text:span text:style-name="T17"> AccountDAO();</text:span></text:p>
      <text:p text:style-name="P64"><text:span text:style-name="T17">updateValues.setCurrentBalance(</text:span><text:span text:style-name="T25">100</text:span><text:span text:style-name="T17">);</text:span></text:p>
      <text:p text:style-name="P64"><text:span text:style-name="T30">int</text:span><text:span text:style-name="T17"> </text:span><text:span text:style-name="T27">rows</text:span><text:span text:style-name="T17"> = filter.updateByExample(updateValues);</text:span></text:p>
      <text:p text:style-name="P93"/>
      <text:p text:style-name="P83"><text:span text:style-name="database-operation"><text:span text:style-name="T60">Delete by Primary Key</text:span></text:span><text:span text:style-name="T60"> “Delete the account #1007”. </text:span></text:p>
      <text:p text:style-name="P70"/>
      <text:p text:style-name="P70"><text:span text:style-name="T17">AccountDAO a = </text:span><text:span text:style-name="T30">new</text:span><text:span text:style-name="T17"> AccountDAO();</text:span></text:p>
      <text:p text:style-name="P64"><text:span text:style-name="T17">a.setId(10</text:span><text:span text:style-name="T18">07</text:span><text:span text:style-name="T17">);</text:span></text:p>
      <text:p text:style-name="P107"><text:span text:style-name="T31">int</text:span><text:span text:style-name="T6"> </text:span><text:span text:style-name="T8">rows</text:span><text:span text:style-name="T6"> = </text:span>a.delete();</text:p>
      <text:p text:style-name="P81"/>
      <text:p text:style-name="P92">This method is only available if the table has a PK, since it uses it to delete the row.</text:p>
      <text:p text:style-name="P92"/>
      <text:p text:style-name="P94"><text:span text:style-name="database-operation">Delete by Example</text:span> “Delete all accounts <text:span text:style-name="T70">Created On</text:span><text:span text:style-name="T80"> a specific date</text:span>”.</text:p>
      <text:p text:style-name="P94"/>
      <text:p text:style-name="P74"><text:span text:style-name="T17">AccountDAO filter = </text:span><text:span text:style-name="T30">new</text:span><text:span text:style-name="T17"> AccountDAO();</text:span></text:p>
      <text:p text:style-name="P117">filter.setCreatedOn(creationDate);</text:p>
      <text:p text:style-name="P64"><text:span text:style-name="T30">int</text:span><text:span text:style-name="T17"> </text:span><text:span text:style-name="T27">rows</text:span><text:span text:style-name="T17"> = filter.deleteByExample();</text:span></text:p>
      <text:p text:style-name="P92"/>
      <text:p text:style-name="P95"><text:span text:style-name="database-operation">Custom </text:span><text:span text:style-name="database-operation"><text:span text:style-name="T90">MyBatis </text:span></text:span><text:span text:style-name="database-operation">Mappers</text:span></text:p>
      <text:p text:style-name="P95"/>
      <text:p text:style-name="P95">If you write a custom MyBatis mapper you can use it by manually calling it.</text:p>
      <text:p text:style-name="P95"/>
      <text:p text:style-name="P58"><text:span text:style-name="T17"><text:s text:c="4"/>SqlSession sqlSession = </text:span><text:span text:style-name="T30">null</text:span><text:span text:style-name="T17">;</text:span></text:p>
      <text:p text:style-name="P49"><text:span text:style-name="T17"><text:s text:c="4"/></text:span><text:span text:style-name="T30">try</text:span><text:span text:style-name="T17"> {</text:span></text:p>
      <text:p text:style-name="P49"><text:span text:style-name="T17"><text:s text:c="6"/>sqlSession = AccountDAO.</text:span><text:span text:style-name="T26">getSqlSessionFactory</text:span><text:span text:style-name="T17">().openSession();</text:span></text:p>
      <text:p text:style-name="P54"/>
      <text:p text:style-name="P134"><text:s text:c="6"/>List&lt;AccountDAO&gt; activeAccounts = sqlSession</text:p>
      <text:p text:style-name="P49"><text:span text:style-name="T17"><text:s text:c="10"/>.selectList(</text:span><text:span text:style-name="T11">"</text:span><text:span text:style-name="T14">com.company.daos.complex</text:span><text:span text:style-name="T15">account</text:span><text:span text:style-name="T16">search</text:span><text:span text:style-name="T11">"</text:span><text:span text:style-name="T17">);</text:span></text:p>
      <text:p text:style-name="P49"><text:span text:style-name="T17"><text:s text:c="6"/></text:span><text:span text:style-name="T30">for</text:span><text:span text:style-name="T17"> (AccountDAO a : activeAccounts) {</text:span></text:p>
      <text:p text:style-name="P53"><text:span text:style-name="T17"><text:s text:c="8"/>System.</text:span><text:span text:style-name="T35">out</text:span><text:span text:style-name="T17">.println(</text:span><text:span text:style-name="T11">"Active account #: "</text:span><text:span text:style-name="T17"> + a.getId());</text:span></text:p>
      <text:p text:style-name="P134"><text:s text:c="6"/>}</text:p>
      <text:p text:style-name="P54"/>
      <text:p text:style-name="P49"><text:span text:style-name="T17"><text:s text:c="4"/>} </text:span><text:span text:style-name="T30">finally</text:span><text:span text:style-name="T17"> {</text:span></text:p>
      <text:p text:style-name="P49"><text:span text:style-name="T17"><text:s text:c="6"/></text:span><text:span text:style-name="T30">if</text:span><text:span text:style-name="T17"> (sqlSession != </text:span><text:span text:style-name="T30">null</text:span><text:span text:style-name="T17">) {</text:span></text:p>
      <text:p text:style-name="P134"><text:s text:c="8"/>sqlSession.close();</text:p>
      <text:p text:style-name="P134"><text:s text:c="6"/>}</text:p>
      <text:p text:style-name="P134"><text:s text:c="4"/>}</text:p>
      <text:p text:style-name="P41"/>
      <text:p text:style-name="P41">The DAO generator will pick up and register custom MyBatis mappers located in the “custom” directory inside the mappers directory. Those mappers will be available to use as shown above <text:span text:style-name="T91">for select, insert, delete, or update.</text:span></text:p>
      <text:p text:style-name="P40"/>
      <text:p text:style-name="P45"><text:span text:style-name="T62">View</text:span><text:span text:style-name="T61">s</text:span></text:p>
      <text:p text:style-name="P25"/>
      <text:p text:style-name="P29"><text:span text:style-name="T97">Database v</text:span>iews can be <text:span text:style-name="T92">used to retrieve data from the complex joins they represent. They can also be </text:span>reused for <text:span text:style-name="T92">multiple different </text:span>queries since <text:span text:style-name="T93">a </text:span>filter can be specified at runtime. <text:span text:style-name="T94">Therefore, th</text:span>ey are more flexible than Selects <text:span text:style-name="T98">(explained below)</text:span>. However, they don't give access to all exotic <text:span text:style-name="T57">database-specific </text:span>possibilities that Selects can.</text:p>
      <text:p text:style-name="P29"/>
      <text:list xml:id="list161412644767546" text:continue-list="list4265916603880592065" text:style-name="L1">
        <text:list-item>
          <text:p text:style-name="P122">Create the view in the database using SQL:</text:p>
        </text:list-item>
      </text:list>
      <text:p text:style-name="P8"/>
      <text:p text:style-name="P116"><text:span text:style-name="T30">create</text:span><text:span text:style-name="T2"> </text:span><text:span text:style-name="T30">view</text:span><text:span text:style-name="T2"> </text:span><text:span text:style-name="T17">tx_branch</text:span></text:p>
      <text:p text:style-name="P60"><text:span text:style-name="T2"><text:s text:c="4"/></text:span><text:span text:style-name="T17">(account_id,</text:span><text:span text:style-name="T2"> </text:span><text:span text:style-name="T17">branch_id,</text:span><text:span text:style-name="T2"> </text:span><text:span text:style-name="T17">branch_name,</text:span><text:span text:style-name="T2"> </text:span><text:span text:style-name="T17">amount)</text:span><text:span text:style-name="T2"> </text:span><text:span text:style-name="T30">as</text:span></text:p>
      <text:p text:style-name="P60"><text:span text:style-name="T2"><text:s text:c="2"/></text:span><text:span text:style-name="T30">select</text:span><text:span text:style-name="T2"> </text:span><text:span text:style-name="T17">t.account_id,</text:span><text:span text:style-name="T2"> </text:span><text:span text:style-name="T17">b.id,</text:span><text:span text:style-name="T2"> </text:span><text:span text:style-name="T17">b.name,</text:span><text:span text:style-name="T2"> </text:span><text:span text:style-name="T17">t.amount</text:span><text:span text:style-name="T2"> </text:span></text:p>
      <text:p text:style-name="P60"><text:span text:style-name="T2"><text:s text:c="4"/></text:span><text:span text:style-name="T30">from</text:span><text:span text:style-name="T2"> </text:span><text:span text:style-name="T17">transaction</text:span><text:span text:style-name="T2"> </text:span><text:span text:style-name="T17">t,</text:span><text:span text:style-name="T2"> </text:span><text:span text:style-name="T17">federal_branch</text:span><text:span text:style-name="T2"> </text:span><text:span text:style-name="T17">b</text:span><text:span text:style-name="T2"> </text:span></text:p>
      <text:p text:style-name="P60"><text:span text:style-name="T2"><text:s text:c="4"/></text:span><text:span text:style-name="T30">where</text:span><text:span text:style-name="T2"> </text:span><text:span text:style-name="T17">t.fed_branch_id</text:span><text:span text:style-name="T2"> </text:span><text:span text:style-name="T17">=</text:span><text:span text:style-name="T2"> </text:span><text:span text:style-name="T17">b.id</text:span></text:p>
      <text:p text:style-name="P60"><text:span text:style-name="T2"><text:s text:c="4"/></text:span><text:span text:style-name="T30">order</text:span><text:span text:style-name="T2"> </text:span><text:span text:style-name="T30">by</text:span><text:span text:style-name="T2"> </text:span><text:span text:style-name="T17">t.amount;</text:span></text:p>
      <text:p text:style-name="P98"/>
      <text:list xml:id="list4716873190441323564" text:style-name="L4">
        <text:list-item>
          <text:p text:style-name="P124">Declare the table in the configuration file as:</text:p>
        </text:list-item>
      </text:list>
      <text:p text:style-name="P4"/>
      <text:p text:style-name="P9"><text:span text:style-name="T2"><text:tab/></text:span><text:span text:style-name="T3">&lt;</text:span><text:span text:style-name="T5">view</text:span><text:span text:style-name="T7"> </text:span><text:span text:style-name="T9">name</text:span><text:span text:style-name="T2">=</text:span><text:span text:style-name="T10">"tx_branch" </text:span><text:span text:style-name="T3">/</text:span><text:span text:style-name="T4">&gt;</text:span></text:p>
      <text:p text:style-name="P11"/>
      <text:p text:style-name="P97"><text:span text:style-name="database-operation"><text:span text:style-name="T34">Select by Example</text:span></text:span><text:span text:style-name="T34"> Get all the accounts transactions for </text:span><text:span text:style-name="T68">Branch</text:span><text:span text:style-name="T34"> 681, ordered by </text:span><text:span text:style-name="T68">Account I</text:span><text:span text:style-name="T71">d</text:span><text:span text:style-name="T34">, then by </text:span><text:span text:style-name="T68">Amount</text:span><text:span text:style-name="T34">.</text:span></text:p>
      <text:p text:style-name="P13"/>
      <text:p text:style-name="P72"><text:span text:style-name="T17">TxBranchDAO tb = </text:span><text:span text:style-name="T30">new</text:span><text:span text:style-name="T17"> TxBranchDAO();</text:span></text:p>
      <text:p text:style-name="P107">tb.setBranchId(681);</text:p>
      <text:p text:style-name="P64"><text:span text:style-name="T17">List&lt;TxBranchDAO&gt; </text:span><text:span text:style-name="T27">txs</text:span><text:span text:style-name="T17"> = tb.select(TxBranchOrderBy.</text:span><text:span text:style-name="T35">ACCOUNT_ID </text:span><text:span text:style-name="T17">,</text:span></text:p>
      <text:p text:style-name="P64"><text:span text:style-name="T17"><text:s text:c="4"/>TxBranchOrderBy.</text:span><text:span text:style-name="T35">AMOUNT </text:span><text:span text:style-name="T17">);</text:span></text:p>
      <text:p text:style-name="P99"/>
      <text:p text:style-name="P109">Views are considered read-only, so this is the only <text:span text:style-name="T100">persistence method </text:span>available <text:span text:style-name="T99">in the DAO</text:span>.</text:p>
      <text:p text:style-name="P19"/>
      <text:p text:style-name="P44">Selects</text:p>
      <text:p text:style-name="P25"/>
      <text:p text:style-name="P28">Selects give you access to full database-specific SQL, and allows you to <text:span text:style-name="T59">define the specific </text:span>parameters you want to use for a select SQL. <text:span text:style-name="T58">Selects criteria and structure is fixed at development time.</text:span></text:p>
      <text:list xml:id="list161413104489534" text:continue-numbering="true" text:style-name="L4">
        <text:list-header>
          <text:p text:style-name="P127"/>
        </text:list-header>
        <text:list-item>
          <text:p text:style-name="P128">No need to create any database table or view.</text:p>
          <text:p text:style-name="P129"/>
        </text:list-item>
        <text:list-item>
          <text:p text:style-name="P129">Can use zero, one, or more parameters.</text:p>
        </text:list-item>
      </text:list>
      <text:p text:style-name="P26"/>
      <text:list xml:id="list161412546525604" text:continue-numbering="true" text:style-name="L4">
        <text:list-item>
          <text:p text:style-name="P125">Declare the <text:span text:style-name="T95">select</text:span> in the configuration file as:</text:p>
        </text:list-item>
      </text:list>
      <text:p text:style-name="P18"/>
      <text:p text:style-name="P100"><text:span text:style-name="T2"><text:s text:c="2"/></text:span><text:span text:style-name="T3">&lt;</text:span><text:span text:style-name="T5">select</text:span><text:span text:style-name="T7"> </text:span><text:span text:style-name="T9">name</text:span><text:span text:style-name="T2">=</text:span><text:span text:style-name="T10">"unusual_tx"</text:span><text:span text:style-name="T3">&gt;</text:span></text:p>
      <text:p text:style-name="P120">&lt;![CDATA[</text:p>
      <text:p text:style-name="P106"><text:s text:c="4"/>select a.* , t.*</text:p>
      <text:p text:style-name="P106"><text:s text:c="4"/>from account a, transaction t</text:p>
      <text:p text:style-name="P106"><text:s text:c="4"/>where t.account_id = a.id</text:p>
      <text:p text:style-name="P106"><text:s text:c="6"/>{*</text:p>
      <text:p text:style-name="P106"><text:s text:c="6"/>and a.current_balance &lt;= </text:p>
      <text:p text:style-name="P106"><text:s text:c="8"/>#{maxBalance,javaType=java.lang.Integer,jdbcType=NUMERIC}</text:p>
      <text:p text:style-name="P106"><text:s text:c="6"/>and t.amount &gt;= </text:p>
      <text:p text:style-name="P106"><text:s text:c="8"/>#{minAmount,javaType=java.lang.Integer,jdbcType=NUMERIC}</text:p>
      <text:p text:style-name="P106"><text:s text:c="6"/>order by a.id, t.seq_id</text:p>
      <text:p text:style-name="P106"><text:s text:c="6"/>limit</text:p>
      <text:p text:style-name="P106"><text:s text:c="8"/>#{maxRows,javaType=java.lang.Integer,jdbcType=NUMERIC}</text:p>
      <text:p text:style-name="P106"><text:s text:c="6"/>offset</text:p>
      <text:p text:style-name="P106"><text:s text:c="8"/>#{offset,javaType=java.lang.Integer,jdbcType=NUMERIC}</text:p>
      <text:p text:style-name="P106"><text:s text:c="6"/>*}</text:p>
      <text:p text:style-name="P60"><text:span text:style-name="T17"><text:s text:c="4"/></text:span><text:span text:style-name="T3">]]&gt;</text:span></text:p>
      <text:p text:style-name="P60"><text:span text:style-name="T2"><text:s text:c="2"/></text:span><text:span text:style-name="T3">&lt;/</text:span><text:span text:style-name="T5">select</text:span><text:span text:style-name="T3">&gt;</text:span></text:p>
      <text:p text:style-name="P100"/>
      <text:p text:style-name="P101"><text:span text:style-name="database-operation"><text:span text:style-name="T56">Parameterized Select</text:span></text:span><text:span text:style-name="T56"> “Select transactions with a maximum balance of $50, and with transaction's amounts of at least $300. Skip the first 5000 rows, then limit the result to 1000 rows”.</text:span></text:p>
      <text:p text:style-name="P14"/>
      <text:p text:style-name="P73"><text:span text:style-name="T17">List&lt;UnusualTxDAO&gt; </text:span><text:span text:style-name="T27">utxs </text:span><text:span text:style-name="T17">= UnusualTxDAO.</text:span><text:span text:style-name="T29">select</text:span><text:span text:style-name="T17">(</text:span><text:span text:style-name="T19">5</text:span><text:span text:style-name="T17">0, </text:span><text:span text:style-name="T20">30</text:span><text:span text:style-name="T17">0, </text:span><text:span text:style-name="T20">1000, 5000</text:span><text:span text:style-name="T17">);</text:span></text:p>
      <text:p text:style-name="P101"/>
      <text:p text:style-name="P20"/>
      <text:p text:style-name="P43"/>
      <text:p text:style-name="P43"/>
      <text:p text:style-name="P137">Transactions</text:p>
      <text:p text:style-name="P27"/>
      <text:p text:style-name="P30">All DAO operations work in auto-commit mode by default. </text:p>
      <text:p text:style-name="P30"/>
      <text:p text:style-name="P30"><text:span text:style-name="database-operation">Simple Transaction</text:span></text:p>
      <text:p text:style-name="P30"/>
      <text:p text:style-name="P48"><text:span text:style-name="T17"><text:s text:c="4"/>TxManager txManager = </text:span><text:span text:style-name="T30">null</text:span><text:span text:style-name="T17">;</text:span></text:p>
      <text:p text:style-name="P56"><text:span text:style-name="T17"><text:s text:c="4"/></text:span><text:span text:style-name="T30">try</text:span><text:span text:style-name="T17"> {</text:span></text:p>
      <text:p text:style-name="P55"/>
      <text:p text:style-name="P56"><text:span text:style-name="T17"><text:s text:c="6"/>txManager = AccountDAO.</text:span><text:span text:style-name="T26">getTxManager</text:span><text:span text:style-name="T17">();</text:span></text:p>
      <text:p text:style-name="P56"><text:span text:style-name="T17"><text:s text:c="6"/>txManager.</text:span><text:span text:style-name="T86">begin</text:span><text:span text:style-name="T17">();</text:span></text:p>
      <text:p text:style-name="P55"/>
      <text:p text:style-name="P56"><text:span text:style-name="T17"><text:s text:c="6"/>AccountDAO a1 = AccountDAO.</text:span><text:span text:style-name="T26">select</text:span><text:span text:style-name="T17">(1404);</text:span></text:p>
      <text:p text:style-name="P136"><text:s text:c="6"/>a1.setCurrentBalance(350);</text:p>
      <text:p text:style-name="P56"><text:span text:style-name="T17"><text:s text:c="6"/>a1.</text:span><text:span text:style-name="T86">update</text:span><text:span text:style-name="T17">();</text:span></text:p>
      <text:p text:style-name="P55"/>
      <text:p text:style-name="P56"><text:span text:style-name="T17"><text:s text:c="6"/>AccountDAO a2 = AccountDAO.</text:span><text:span text:style-name="T26">select</text:span><text:span text:style-name="T17">(2780);</text:span></text:p>
      <text:p text:style-name="P136"><text:s text:c="6"/>a2.setCurrentBalance(100);</text:p>
      <text:p text:style-name="P56"><text:span text:style-name="T17"><text:s text:c="6"/>a2.</text:span><text:span text:style-name="T86">update</text:span><text:span text:style-name="T17">();</text:span></text:p>
      <text:p text:style-name="P55"/>
      <text:p text:style-name="P56"><text:span text:style-name="T17"><text:s text:c="6"/>txManager.</text:span><text:span text:style-name="T86">commit</text:span><text:span text:style-name="T17">();</text:span></text:p>
      <text:p text:style-name="P55"/>
      <text:p text:style-name="P56"><text:span text:style-name="T17"><text:s text:c="4"/>} </text:span><text:span text:style-name="T30">finally</text:span><text:span text:style-name="T17"> {</text:span></text:p>
      <text:p text:style-name="P56"><text:span text:style-name="T17"><text:s text:c="6"/></text:span><text:span text:style-name="T30">if</text:span><text:span text:style-name="T17"> (txManager != </text:span><text:span text:style-name="T30">null</text:span><text:span text:style-name="T17">) {</text:span></text:p>
      <text:p text:style-name="P56"><text:span text:style-name="T17"><text:s text:c="8"/>txManager.</text:span><text:span text:style-name="T86">close</text:span><text:span text:style-name="T17">();</text:span></text:p>
      <text:p text:style-name="P136"><text:s text:c="6"/>}</text:p>
      <text:p text:style-name="P136"><text:s text:c="4"/>}</text:p>
      <text:p text:style-name="P138"/>
      <text:p text:style-name="P139"><text:span text:style-name="T84">I</text:span>f the second update fails, the first update is rolled back. A <text:span text:style-name="T30">finally</text:span> block is used to always release the resources allocated by the transaction manager. If the commit() is not executed the whole transaction is rolled back when the resources are released; <text:span text:style-name="T84">t</text:span>his is <text:span text:style-name="T83">the expected behavior </text:span>when exception<text:span text:style-name="T83">s</text:span> are thrown during the database changes, or <text:span text:style-name="T84">for </text:span>any other reason. <text:span text:style-name="T85">All DAOs provide a method to retrieve the transaction manager.</text:span></text:p>
      <text:p text:style-name="P31"/>
      <text:p text:style-name="P34"><text:span text:style-name="database-operation">Custom Transaction</text:span></text:p>
      <text:p text:style-name="P34"/>
      <text:p text:style-name="P34">You can also initiate custom transactions. In the case above, you could get a SERIALIZABLE transaction by changing the line:</text:p>
      <text:p text:style-name="P57"><text:span text:style-name="T17"><text:s text:c="6"/>txManager.</text:span><text:span text:style-name="T86">begin</text:span><text:span text:style-name="T17">();</text:span></text:p>
      <text:p text:style-name="P34">to:</text:p>
      <text:p text:style-name="P134"><text:s text:c="6"/>SqlSession sqlSession = txManager.getSqlSessionFactory().openSession(</text:p>
      <text:p text:style-name="P49"><text:span text:style-name="T17"><text:s text:c="10"/>TransactionIsolationLevel.</text:span><text:span text:style-name="T35">SERIALIZABLE</text:span><text:span text:style-name="T17">);</text:span></text:p>
      <text:p text:style-name="P49"><text:span text:style-name="T17"><text:s text:c="6"/>txManager.</text:span><text:span text:style-name="T86">begin</text:span><text:span text:style-name="T17">(sqlSession);</text:span></text:p>
      <text:p text:style-name="P31"/>
      <text:p text:style-name="P35"><text:span text:style-name="database-operation">Interleaving Transactions</text:span></text:p>
      <text:p text:style-name="P35"/>
      <text:p text:style-name="P36"><text:span text:style-name="T88">I</text:span>nterleav<text:span text:style-name="T88">ing</text:span> <text:span text:style-name="T87">transactions are multiple parallel </text:span>transactions <text:span text:style-name="T101">performed in the same database connection and same processing thread. Though rare, they </text:span>are supported if the DBMS and the JDBC driver support it.</text:p>
      <text:p text:style-name="P31"/>
      <text:p text:style-name="P32"><text:span text:style-name="database-operation">MyBatis Transactio</text:span><text:span text:style-name="database-operation"><text:span text:style-name="T89">ns</text:span></text:span></text:p>
      <text:p text:style-name="P32"><text:soft-page-break/></text:p>
      <text:p text:style-name="P32">You can also use the underlying MyBatis transaction manager.</text:p>
      <text:p text:style-name="P31"/>
      <text:p text:style-name="P47"><text:span text:style-name="T17"><text:s text:c="4"/>SqlSession sqlSession = </text:span><text:span text:style-name="T30">null</text:span><text:span text:style-name="T17">;</text:span></text:p>
      <text:p text:style-name="P49"><text:span text:style-name="T17"><text:s text:c="4"/></text:span><text:span text:style-name="T30">try</text:span><text:span text:style-name="T17"> {</text:span></text:p>
      <text:p text:style-name="P49"><text:span text:style-name="T17"><text:s text:c="6"/>sqlSession = AccountDAO.</text:span><text:span text:style-name="T26">getSqlSessionFactory</text:span><text:span text:style-name="T17">().openSession();</text:span></text:p>
      <text:p text:style-name="P50"/>
      <text:p text:style-name="P50"><text:span text:style-name="T17"><text:s text:c="6"/></text:span><text:span text:style-name="T22">Details details = new Details(1404, 350)</text:span><text:span text:style-name="T17">;</text:span></text:p>
      <text:p text:style-name="P51"><text:span text:style-name="T17"><text:s text:c="6"/>sqlSession.</text:span><text:span text:style-name="T24">update</text:span><text:span text:style-name="T17">(</text:span><text:span text:style-name="T11">"</text:span><text:span text:style-name="T13">com.company.daos.updateBalance</text:span><text:span text:style-name="T11">"</text:span><text:span text:style-name="T22">, details)</text:span><text:span text:style-name="T17">;</text:span></text:p>
      <text:p text:style-name="P54"/>
      <text:p text:style-name="P52"><text:span text:style-name="T17"><text:s text:c="6"/></text:span><text:span text:style-name="T22">details = new Details(</text:span><text:span text:style-name="T23">2780</text:span><text:span text:style-name="T22">, </text:span><text:span text:style-name="T23">100</text:span><text:span text:style-name="T22">)</text:span><text:span text:style-name="T17">;</text:span></text:p>
      <text:p text:style-name="P52"><text:span text:style-name="T17"><text:s text:c="6"/>sqlSession.</text:span><text:span text:style-name="T24">update</text:span><text:span text:style-name="T17">(</text:span><text:span text:style-name="T11">"</text:span><text:span text:style-name="T13">com.company.daos.updateBalance</text:span><text:span text:style-name="T11">"</text:span><text:span text:style-name="T22">, details)</text:span><text:span text:style-name="T17">;</text:span></text:p>
      <text:p text:style-name="P135"/>
      <text:p text:style-name="P49"><text:span text:style-name="T17"><text:s text:c="4"/>} </text:span><text:span text:style-name="T30">finally</text:span><text:span text:style-name="T17"> {</text:span></text:p>
      <text:p text:style-name="P49"><text:span text:style-name="T17"><text:s text:c="6"/></text:span><text:span text:style-name="T30">if</text:span><text:span text:style-name="T17"> (sqlSession != </text:span><text:span text:style-name="T30">null</text:span><text:span text:style-name="T17">) {</text:span></text:p>
      <text:p text:style-name="P134"><text:s text:c="8"/>sqlSession.close();</text:p>
      <text:p text:style-name="P134"><text:s text:c="6"/>}</text:p>
      <text:p text:style-name="P134"><text:s text:c="4"/>}</text:p>
      <text:p text:style-name="P31"/>
      <text:p text:style-name="P33">In this case you'll need to create the class Details to send the parameters, and also will need to write the exact name of the SQL mapper <text:span text:style-name="T102">to use</text:span>. Also, unlike the DAOs transaction manager, the MyBatis transaction manager commits by default, unless you explicitly execute a rollback().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atabase-operation" style:family="text">
      <style:text-properties style:font-name="Liberation Sans1" fo:font-family="'Liberation Sans'" style:font-style-name="Bold" style:font-family-generic="swiss" style:font-pitch="variable" fo:font-size="11pt" style:text-underline-style="none" fo:font-weight="bold" fo:background-color="#ccffcc" style:font-size-asian="10.5pt" fo:padding-left="0.0402in" fo:padding-right="0.0402in" fo:padding-top="0.0201in" fo:padding-bottom="0.0201in" fo:border="0.06pt solid #000000" style:shadow="#808080 0.0402in 0.0402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6:30:39.633874915</meta:creation-date>
    <meta:generator>LibreOffice/4.2.8.2$Linux_X86_64 LibreOffice_project/420m0$Build-2</meta:generator>
    <dc:date>2015-12-17T16:14:11.612037942</dc:date>
    <meta:editing-duration>PT6H36M36S</meta:editing-duration>
    <meta:editing-cycles>192</meta:editing-cycles>
    <meta:document-statistic meta:table-count="0" meta:image-count="0" meta:object-count="0" meta:page-count="7" meta:paragraph-count="179" meta:word-count="1217" meta:character-count="9030" meta:non-whitespace-character-count="7581"/>
  </office:meta>
</office:document-meta>
</file>